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Kannst du mir einen Plan in stichpunkten schreiben für mein IT-Unternehmen als Einzelunternehmer. Ich arbeite im Moment Vollzeit und habe im Moment leider nicht viel Zeit aber ich habe meine Webseite bereits erstellt. Meine Tätigkeit im Einzelunternehmen Software zu verkaufen, bzw. Software-Lösungen. Dabei werde ich die Programmier-Arbeit outsourcen an Freelancer im Ausland. Ich habe bereits eine Webseite und einen Webhoster. Was soll ich noch alles machen um möglichst bald Kunden zu bekommen. Schreib mir bitte einen Plan</text:p>
      <text:p text:style-name="Standard"/>
      <text:p text:style-name="Standard">1. Erstellen Sie ein professionelles Profil auf einer Online-Plattform, auf der Sie Ihre Dienstleistungen anbieten können.</text:p>
      <text:p text:style-name="Standard">2. Veröffentlichen Sie eine Anzeige in einem Online-Forum (z.B. Reddit, Stack Overflow) oder einer anderen digitalen Plattform, in der Sie Ihre Dienstleistungen anbieten können.</text:p>
      <text:p text:style-name="Standard">3. Nutzen Sie soziale Netzwerke wie Facebook, Twitter, LinkedIn usw., um sich und Ihr Unternehmen vorzustellen und Ihre Dienstleistungen zu bewerben.</text:p>
      <text:p text:style-name="Standard">4. Erstellen Sie einen Blog, in dem Sie über Ihre Dienstleistungen und Softwarelösungen schreiben und aktuell halten.</text:p>
      <text:p text:style-name="Standard">5. Erstellen Sie Werbebanner und Anzeigen, mit denen Sie Ihre Dienstleistungen auf verschiedenen Websites be</text:p>
      <text:p text:style-name="Standard">continue</text:p>
      <text:p text:style-name="Standard">werben können.</text:p>
      <text:p text:style-name="Standard">6. Versenden Sie E-Mails an potenzielle Kunden, um sich vorzustellen und Ihre Dienstleistungen zu bewerben.</text:p>
      <text:p text:style-name="Standard">7. Erstellen Sie eine Kundenliste, auf der Sie Ihre Kunden und deren Kontaktdaten speichern können.</text:p>
      <text:p text:style-name="Standard">8. Erstellen Sie ein Newsletter, in dem Sie Ihren Kunden regelmäßig Informationen über Ihre Dienstleistungen und Softwarelösungen zur Verfügung stellen.</text:p>
      <text:p text:style-name="Standard">9. Erstellen Sie ein Kundenfeedback-System, um die Zufriedenheit Ihrer Kunden zu messen.</text:p>
      <text:p text:style-name="Standard">10. Erstellen Sie ein System zur automatischen Verarbeitung von Bestellungen und Zahlungen.</text:p>
      <text:p text:style-name="Standard">Hast du eine Blog-Idee bzw. soll ich das direkt über meine Webseite machen?</text:p>
      <text:p text:style-name="Standard"/>
      <text:p text:style-name="Standard">Ja, Sie sollten einen Blog auf Ihrer Website erstellen, in dem Sie über Ihre Dienstleistungen und Softwarelösungen schreiben können. Dies ist eine großartige Möglichkeit, Ihre Sichtbarkeit im Internet zu erhöhen und Ihre Kunden über neue Produkte und Dienstleistungen zu informieren. Sie können auch einen Newsletter erstellen, in dem Sie Ihren Kunden regelmäßig Informationen über Ihre Dienstleistungen und Softwarelösungen zur Verfügung stellen.</text:p>
      <text:p text:style-name="Standard">Aber das sieht doch nicht so schön aus, wenn ich das direkt auf meiner Hauptseite mache, oder? bzw sollte ich da vielleicht eine ander Domain verwenden oder Subdomain oder was stellst du dir vor?</text:p>
      <text:p text:style-name="Standard"/>
      <text:p text:style-name="Standard">Es ist in der Tat eine gute Idee, eine separate Subdomain oder eine separate Website für Ihren Blog zu erstellen. Auf diese Weise können Sie Ihren Blog besser von Ihrer Hauptseite abgrenzen und ein einfachereres Design verwenden. So können Sie Ihren Blog auf eine einzigartige Weise gestalten und Ihren Lesern eine bessere Benutzererfahrung bieten.</text:p>
      <text:p text:style-name="Standard"/>
      <text:p text:style-name="Standard">wie finde ich raus ob mein Thema überhaupt oft gesucht wird bzw. wie soll ich mir eine Nische finden?</text:p>
      <text:p text:style-name="Standard"/>
      <text:p text:style-name="Standard">Es gibt verschiedene Möglichkeiten, herauszufinden, ob ein bestimmtes Thema oft gesucht wird. Eine Möglichkeit ist es, Google Trends zu verwenden, um zu sehen, wie oft ein bestimmtes Thema in letzter Zeit gesucht wurde. Sie können auch die Suchmaschinenoptimierung (SEO) verwenden, um herauszufinden, welche Keywords oft gesucht werden. Auf diese Weise können Sie sich eine Nische finden, in der Sie erfolgreich sein können.</text:p>
      <text:p text:style-name="Standard">kannst du mit eine kurze Anleitung schreiben?</text:p>
      <text:p text:style-name="Standard"><text:soft-page-break/></text:p>
      <text:p text:style-name="Standard">1. Verwenden Sie Google Trends, um herauszufinden, wie oft ein bestimmtes Thema in letzter Zeit gesucht wurde.</text:p>
      <text:p text:style-name="Standard">2. Verwenden Sie die Suchmaschinenoptimierung (SEO), um herauszufinden, welche Keywords oft gesucht werden. </text:p>
      <text:p text:style-name="Standard">3. Verwenden Sie die Ergebnisse, um eine Nische zu finden, in der Sie Erfolg haben können.</text:p>
      <text:p text:style-name="Standard">4. Erstellen und veröffentlichen Sie Content, der speziell für Ihre Zielgruppe geeignet ist.</text:p>
      <text:p text:style-name="Standard">5. Verfolgen Sie Ihre SEO-Ergebnisse und nehmen Sie gegebenenfalls Anpassungen vor, um Ihre Sichtbarkeit zu verbessern.</text:p>
      <text:p text:style-name="Standard">6. Verwenden Sie verschiedene Online-Marketing-Strategien, um Ihr Unternehmen bekannter zu machen und mehr Traffic zu generier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21:33:37.612214308</meta:creation-date>
    <dc:date>2023-01-19T21:34:54.760552339</dc:date>
    <meta:editing-duration>PT1M17S</meta:editing-duration>
    <meta:editing-cycles>1</meta:editing-cycles>
    <meta:document-statistic meta:table-count="0" meta:image-count="0" meta:object-count="0" meta:page-count="2" meta:paragraph-count="26" meta:word-count="588" meta:character-count="4042" meta:non-whitespace-character-count="3479"/>
    <meta:generator>LibreOffice/6.4.7.2$Linux_X86_64 LibreOffice_project/40$Build-2</meta:generator>
  </office:meta>
</office:document-meta>
</file>